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47cm" fo:margin-left="-0.289cm" table:align="left" style:writing-mode="lr-tb"/>
    </style:style>
    <style:style style:name="Table1.A" style:family="table-column">
      <style:table-column-properties style:column-width="1.464cm"/>
    </style:style>
    <style:style style:name="Table1.B" style:family="table-column">
      <style:table-column-properties style:column-width="1.274cm"/>
    </style:style>
    <style:style style:name="Table1.C" style:family="table-column">
      <style:table-column-properties style:column-width="0.064cm"/>
    </style:style>
    <style:style style:name="Table1.D" style:family="table-column">
      <style:table-column-properties style:column-width="1.21cm"/>
    </style:style>
    <style:style style:name="Table1.E" style:family="table-column">
      <style:table-column-properties style:column-width="2.547cm"/>
    </style:style>
    <style:style style:name="Table1.F" style:family="table-column">
      <style:table-column-properties style:column-width="1.591cm"/>
    </style:style>
    <style:style style:name="Table1.G" style:family="table-column">
      <style:table-column-properties style:column-width="2.228cm"/>
    </style:style>
    <style:style style:name="Table1.H" style:family="table-column">
      <style:table-column-properties style:column-width="0.318cm"/>
    </style:style>
    <style:style style:name="Table1.I" style:family="table-column">
      <style:table-column-properties style:column-width="2.291cm"/>
    </style:style>
    <style:style style:name="Table1.J" style:family="table-column">
      <style:table-column-properties style:column-width="2.801cm"/>
    </style:style>
    <style:style style:name="Table1.K" style:family="table-column">
      <style:table-column-properties style:column-width="0.637cm"/>
    </style:style>
    <style:style style:name="Table1.L" style:family="table-column">
      <style:table-column-properties style:column-width="0.954cm"/>
    </style:style>
    <style:style style:name="Table1.M" style:family="table-column">
      <style:table-column-properties style:column-width="0.079cm"/>
    </style:style>
    <style:style style:name="Table1.N" style:family="table-column">
      <style:table-column-properties style:column-width="0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D2" style:family="table-cell">
      <style:table-cell-properties style:vertical-align="top" fo:padding="0cm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02e804" officeooo:paragraph-rsid="0002e804"/>
    </style:style>
    <style:style style:name="P5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6" style:family="paragraph" style:parent-style-name="Standard">
      <style:paragraph-properties style:snap-to-layout-grid="false"/>
      <style:text-properties fo:font-size="8pt" fo:language="lt" fo:country="LT" style:font-size-asian="8pt" style:language-asian="none" style:country-asian="none"/>
    </style:style>
    <style:style style:name="P7" style:family="paragraph" style:parent-style-name="Standard">
      <style:paragraph-properties style:snap-to-layout-grid="false"/>
      <style:text-properties fo:font-size="11pt" fo:language="lt" fo:country="LT" style:font-size-asian="11pt" style:font-size-complex="11pt"/>
    </style:style>
    <style:style style:name="P8" style:family="paragraph" style:parent-style-name="Standard">
      <style:paragraph-properties style:snap-to-layout-grid="false"/>
      <style:text-properties fo:font-size="11pt" fo:language="lt" fo:country="LT" officeooo:rsid="0002e804" officeooo:paragraph-rsid="0002e804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11pt" fo:language="lt" fo:country="LT" style:font-size-asian="11pt" style:language-asian="none" style:country-asian="none" style:font-size-complex="11pt"/>
    </style:style>
    <style:style style:name="P10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fo:language="lt" fo:country="LT" style:language-asian="none" style:country-asian="none"/>
    </style:style>
    <style:style style:name="P1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language="lt" fo:country="LT" style:language-asian="none" style:country-asian="none"/>
    </style:style>
    <style:style style:name="P12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13" style:family="paragraph" style:parent-style-name="Standard">
      <style:paragraph-properties style:snap-to-layout-grid="false"/>
      <style:text-properties fo:font-size="11pt" fo:language="lt" fo:country="LT" officeooo:rsid="0004ce04" officeooo:paragraph-rsid="0004ce04" style:font-size-asian="11pt" style:font-size-complex="11pt"/>
    </style:style>
    <style:style style:name="P14" style:family="paragraph" style:parent-style-name="Standard">
      <style:paragraph-properties style:snap-to-layout-grid="false"/>
      <style:text-properties fo:font-size="11pt" fo:language="lt" fo:country="LT" officeooo:rsid="0004ce04" officeooo:paragraph-rsid="00069077" style:font-size-asian="11pt" style:font-size-complex="11pt"/>
    </style:style>
    <style:style style:name="P15" style:family="paragraph" style:parent-style-name="Standard">
      <style:paragraph-properties style:snap-to-layout-grid="false"/>
      <style:text-properties fo:font-size="11pt" fo:language="lt" fo:country="LT" officeooo:rsid="00069077" officeooo:paragraph-rsid="00069077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language="lt" fo:country="LT" officeooo:rsid="0004ce04" officeooo:paragraph-rsid="0004ce04"/>
    </style:style>
    <style:style style:name="P17" style:family="paragraph" style:parent-style-name="Standard">
      <style:paragraph-properties style:snap-to-layout-grid="false"/>
      <style:text-properties fo:language="lt" fo:country="LT" officeooo:rsid="00069077" officeooo:paragraph-rsid="00069077"/>
    </style:style>
    <style:style style:name="P18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2e804"/>
    </style:style>
    <style:style style:name="T2" style:family="text">
      <style:text-properties officeooo:rsid="000690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2">2018-02-14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2">Vilius Minkevič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10">Trukdžiai</text:p>
          </table:table-cell>
          <table:table-cell table:style-name="Table1.A4" office:value-type="string">
            <text:p text:style-name="P10">Laikas</text:p>
          </table:table-cell>
          <table:table-cell table:style-name="Table1.A4" office:value-type="string">
            <text:p text:style-name="P12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11">B.</text:p>
          </table:table-cell>
          <table:table-cell table:style-name="Table1.L4" table:number-columns-spanned="3" office:value-type="string">
            <text:p text:style-name="P10">Vnt.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04-11</text:p>
          </table:table-cell>
          <table:table-cell table:style-name="Table1.A4" office:value-type="string">
            <text:p text:style-name="P7">9:00</text:p>
          </table:table-cell>
          <table:table-cell table:style-name="Table1.A4" table:number-columns-spanned="2" office:value-type="string">
            <text:p text:style-name="P7">10:00</text:p>
          </table:table-cell>
          <table:covered-table-cell/>
          <table:table-cell table:style-name="Table1.A4" office:value-type="string">
            <text:p text:style-name="P7">10 min minitest<text:span text:style-name="T1">ą aiškinausi.</text:span></text:p>
          </table:table-cell>
          <table:table-cell table:style-name="Table1.A4" office:value-type="string">
            <text:p text:style-name="P4">50 min</text:p>
          </table:table-cell>
          <table:table-cell table:style-name="Table1.A4" office:value-type="string">
            <text:p text:style-name="P8">Projektavimas</text:p>
          </table:table-cell>
          <table:table-cell table:style-name="Table1.A4" table:number-columns-spanned="3" office:value-type="string">
            <text:p text:style-name="P4">Nusprendžiau, kokių kintamųjų reikės, kaip naudosiu eilę, big int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3">04-17</text:p>
          </table:table-cell>
          <table:table-cell table:style-name="Table1.A4" office:value-type="string">
            <text:p text:style-name="P13">21:40</text:p>
          </table:table-cell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A4" office:value-type="string">
            <text:p text:style-name="P16">6 min užkandžiai</text:p>
          </table:table-cell>
          <table:table-cell table:style-name="Table1.A4" office:value-type="string">
            <text:p text:style-name="P17">54 min</text:p>
          </table:table-cell>
          <table:table-cell table:style-name="Table1.A4" office:value-type="string">
            <text:p text:style-name="P15">Projektavimas</text:p>
          </table:table-cell>
          <table:table-cell table:style-name="Table1.A4" table:number-columns-spanned="3" office:value-type="string">
            <text:p text:style-name="P17">Užrašiau visas reikalingas funkcijas su jų parametrais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14">22:<text:span text:style-name="T2">40</text:span></text:p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14">Dydžio vertinimas</text:p>
          </table:table-cell>
          <table:table-cell table:style-name="Table1.A4" table:number-columns-spanned="3" office:value-type="string">
            <text:p text:style-name="P17">Įvertinau tuo metu ir seniau sukurtų funkcijų dydį.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7"/>
          </table:table-cell>
          <table:table-cell table:style-name="Table1.L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7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423cm" fo:margin-bottom="0.106cm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106cm" loext:contextual-spacing="false" fo:text-align="center" style:justify-single-word="false" fo:keep-with-next="always">
        <style:tab-stops>
          <style:tab-stop style:position="7.752cm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.501cm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cm" fo:margin-right="0cm" fo:text-align="justify" style:justify-single-word="false" fo:orphans="2" fo:widows="2" fo:hyphenation-ladder-count="no-limit" fo:text-indent="1cm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kyrius" style:family="paragraph" style:parent-style-name="Heading_20_1" style:next-style-name="Tekstas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2">
      <style:text-properties fo:font-size="12pt" style:font-size-asian="12pt"/>
    </style:style>
    <style:style style:name="IsvardNrTsk" style:family="paragraph" style:parent-style-name="Tekstas" style:list-style-name="WW8Num3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4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cm" fo:margin-bottom="0.106cm" loext:contextual-spacing="false" fo:text-indent="-0.501cm" style:auto-text-indent="false">
        <style:tab-stops>
          <style:tab-stop style:position="0.501cm"/>
          <style:tab-stop style:position="16.503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.106cm" loext:contextual-spacing="false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.106cm" loext:contextual-spacing="false" fo:text-indent="0cm" style:auto-text-indent="false">
        <style:tab-stops>
          <style:tab-stop style:position="16.575cm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3:18:00</meta:creation-date>
    <dc:date>2018-04-17T22:43:31.098634480</dc:date>
    <meta:print-date>2003-02-03T22:26:00</meta:print-date>
    <meta:editing-cycles>18</meta:editing-cycles>
    <meta:editing-duration>PT1H54M6S</meta:editing-duration>
    <meta:generator>LibreOffice/6.0.2.1.0$Linux_X86_64 LibreOffice_project/00m0$Build-1</meta:generator>
    <meta:document-statistic meta:table-count="1" meta:image-count="0" meta:object-count="0" meta:page-count="1" meta:paragraph-count="32" meta:word-count="64" meta:character-count="415" meta:non-whitespace-character-count="383"/>
  </office:meta>
</office:document-meta>
</file>